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licy/Depth</text:p>
          </table:table-cell>
          <table:covered-table-cell/>
          <table:table-cell office:value-type="string" calcext:value-type="string">
            <text:p>H-only</text:p>
          </table:table-cell>
          <table:table-cell office:value-type="string" calcext:value-type="string">
            <text:p>S_0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_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overag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float" office:value="1035" calcext:value-type="float">
            <text:p>1035</text:p>
          </table:table-cell>
          <table:table-cell table:style-name="ce3" table:formula="of:=[.D10]/[.C10]" office:value-type="float" office:value="8.16618357487923" calcext:value-type="float">
            <text:p>8.1661835749</text:p>
          </table:table-cell>
          <table:table-cell table:style-name="ce3" table:formula="of:=[.E10]/[.C10]" office:value-type="float" office:value="27.0434782608696" calcext:value-type="float">
            <text:p>27.0434782609</text:p>
          </table:table-cell>
          <table:table-cell table:style-name="ce3" table:formula="of:=[.F10]/[.C10]" office:value-type="float" office:value="38.8966183574879" calcext:value-type="float">
            <text:p>38.8966183575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ize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table:formula="of:=[.D11]/[.C11]" office:value-type="float" office:value="2.80988235294118" calcext:value-type="float">
            <text:p>2.8098823529</text:p>
          </table:table-cell>
          <table:table-cell table:style-name="ce3" table:formula="of:=[.E11]/[.C11]" office:value-type="float" office:value="13.4016470588235" calcext:value-type="float">
            <text:p>13.4016470588</text:p>
          </table:table-cell>
          <table:table-cell table:style-name="ce3" table:formula="of:=[.F11]/[.C11]" office:value-type="float" office:value="15.6047058823529" calcext:value-type="float">
            <text:p>15.604705882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ROI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8452" calcext:value-type="float">
            <text:p>8452</text:p>
          </table:table-cell>
          <table:table-cell table:style-name="ce5" office:value-type="float" office:value="27990" calcext:value-type="float">
            <text:p>27990</text:p>
          </table:table-cell>
          <table:table-cell table:style-name="ce5"/>
        </table:table-row>
        <table:table-row table:style-name="ro1">
          <table:covered-table-cell table:style-name="ce5"/>
          <table:table-cell table:style-name="ce5" office:value-type="string" calcext:value-type="string">
            <text:p>Size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11942" calcext:value-type="float">
            <text:p>11942</text:p>
          </table:table-cell>
          <table:table-cell table:style-name="ce3" office:value-type="float" office:value="56957" calcext:value-type="float">
            <text:p>56957</text:p>
          </table:table-cell>
          <table:table-cell table:style-name="ce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table:number-columns-spanned="2" table:number-rows-spanned="1"/>
          <table:covered-table-cell/>
          <table:table-cell office:value-type="string" calcext:value-type="string">
            <text:p>H-only</text:p>
          </table:table-cell>
          <table:table-cell office:value-type="string" calcext:value-type="string">
            <text:p>S_0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_2</text:p>
          </table:table-cell>
        </table:table-row>
        <table:table-row table:style-name="ro1">
          <table:table-cell table:style-name="ce2" table:number-columns-spanned="1" table:number-rows-spanned="2"/>
          <table:table-cell table:style-name="ce3" office:value-type="string" calcext:value-type="string">
            <text:p>Time</text:p>
          </table:table-cell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8452" calcext:value-type="float">
            <text:p>8452</text:p>
          </table:table-cell>
          <table:table-cell table:style-name="ce3" office:value-type="float" office:value="27990" calcext:value-type="float">
            <text:p>27990</text:p>
          </table:table-cell>
          <table:table-cell table:style-name="ce3" office:value-type="float" office:value="40258" calcext:value-type="float">
            <text:p>40258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Size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11942" calcext:value-type="float">
            <text:p>11942</text:p>
          </table:table-cell>
          <table:table-cell table:style-name="ce3" office:value-type="float" office:value="56957" calcext:value-type="float">
            <text:p>56957</text:p>
          </table:table-cell>
          <table:table-cell table:style-name="ce3" office:value-type="float" office:value="66320" calcext:value-type="float">
            <text:p>66320</text:p>
          </table:table-cell>
        </table:table-row>
        <table:table-row table:style-name="ro1">
          <table:table-cell/>
          <table:table-cell office:value-type="string" calcext:value-type="string">
            <text:p>Time Increase</text:p>
          </table:table-cell>
          <table:table-cell table:formula="of:=[.C10]/[.$C$10]" office:value-type="float" office:value="1" calcext:value-type="float">
            <text:p>1</text:p>
          </table:table-cell>
          <table:table-cell table:formula="of:=[.D10]/[.$C$10]" office:value-type="float" office:value="8.16618357487923" calcext:value-type="float">
            <text:p>8.1661835749</text:p>
          </table:table-cell>
          <table:table-cell table:formula="of:=[.E10]/[.$C$10]" office:value-type="float" office:value="27.0434782608696" calcext:value-type="float">
            <text:p>27.0434782609</text:p>
          </table:table-cell>
          <table:table-cell table:formula="of:=[.F10]/[.$C$10]" office:value-type="float" office:value="38.8966183574879" calcext:value-type="float">
            <text:p>38.8966183575</text:p>
          </table:table-cell>
        </table:table-row>
        <table:table-row table:style-name="ro1">
          <table:table-cell/>
          <table:table-cell office:value-type="string" calcext:value-type="string">
            <text:p>Size Increase</text:p>
          </table:table-cell>
          <table:table-cell table:formula="of:=[.C11]/[.$C$11]" office:value-type="float" office:value="1" calcext:value-type="float">
            <text:p>1</text:p>
          </table:table-cell>
          <table:table-cell table:formula="of:=[.D11]/[.$C$11]" office:value-type="float" office:value="2.80988235294118" calcext:value-type="float">
            <text:p>2.8098823529</text:p>
          </table:table-cell>
          <table:table-cell table:formula="of:=[.E11]/[.$C$11]" office:value-type="float" office:value="13.4016470588235" calcext:value-type="float">
            <text:p>13.4016470588</text:p>
          </table:table-cell>
          <table:table-cell table:formula="of:=[.F11]/[.$C$11]" office:value-type="float" office:value="15.6047058823529" calcext:value-type="float">
            <text:p>15.6047058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1:16:10.162933211</meta:creation-date>
    <dc:date>2015-09-06T11:24:33.694420503</dc:date>
    <meta:editing-duration>PT6M25S</meta:editing-duration>
    <meta:editing-cycles>4</meta:editing-cycles>
    <meta:generator>LibreOffice/4.2.8.2$Linux_X86_64 LibreOffice_project/420m0$Build-2</meta:generator>
    <meta:document-statistic meta:table-count="1" meta:cell-count="49" meta:object-count="0"/>
  </office:meta>
</office:document-meta>
</file>